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3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73c5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73c5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73c5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773c5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773c5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773c5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773c5"/>
    </style:style>
    <style:style style:name="P10" style:family="paragraph" style:parent-style-name="Standard">
      <style:paragraph-properties fo:line-height="0.318cm" fo:orphans="0" fo:widows="0"/>
      <style:text-properties officeooo:paragraph-rsid="001773c5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73c5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773c5"/>
    </style:style>
    <style:style style:name="P13" style:family="paragraph" style:parent-style-name="Heading_20_1">
      <style:paragraph-properties fo:margin-top="1.27cm" fo:margin-bottom="1.27cm" style:contextual-spacing="false" fo:line-height="106%" fo:text-align="center" style:justify-single-word="false"/>
      <style:text-properties officeooo:rsid="001773c5" officeooo:paragraph-rsid="001773c5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773c5"/>
    </style:style>
    <style:style style:name="P15" style:family="paragraph" style:parent-style-name="Standard">
      <style:text-properties officeooo:paragraph-rsid="001773c5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773c5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773c5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773c5"/>
    </style:style>
    <style:style style:name="P19" style:family="paragraph" style:parent-style-name="Standard">
      <style:paragraph-properties fo:margin-left="-0.191cm" fo:orphans="0" fo:widows="0"/>
      <style:text-properties officeooo:paragraph-rsid="001773c5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23" style:family="paragraph" style:parent-style-name="Standard">
      <style:paragraph-properties fo:orphans="0" fo:widows="0"/>
      <style:text-properties officeooo:paragraph-rsid="001773c5" style:language-asian="en" style:country-asian="US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773c5"/>
    </style:style>
    <style:style style:name="P25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c933c"/>
    </style:style>
    <style:style style:name="P26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officeooo:paragraph-rsid="001c933c"/>
    </style:style>
    <style:style style:name="P27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fo:font-weight="bold" officeooo:paragraph-rsid="001c933c" style:font-weight-asian="bold" style:font-weight-complex="bold"/>
    </style:style>
    <style:style style:name="P28" style:family="paragraph" style:parent-style-name="Text_20_body">
      <style:text-properties style:font-name="Times New Roman"/>
    </style:style>
    <style:style style:name="P29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officeooo:rsid="001c933c" officeooo:paragraph-rsid="001c933c"/>
    </style:style>
    <style:style style:name="P30" style:family="paragraph" style:parent-style-name="Standard">
      <style:paragraph-properties fo:margin-left="0cm" fo:margin-top="0.661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31" style:family="paragraph" style:parent-style-name="Standard">
      <style:paragraph-properties fo:margin-lef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32" style:family="paragraph" style:parent-style-name="Standard">
      <style:paragraph-properties fo:margin-lef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officeooo:paragraph-rsid="001c933c"/>
    </style:style>
    <style:style style:name="P33" style:family="paragraph" style:parent-style-name="Standard">
      <style:paragraph-properties fo:margin-lef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fo:color="#cccccc" loext:opacity="100%" style:font-name="Consolas" fo:font-size="10.5pt" fo:font-weight="normal" officeooo:paragraph-rsid="001c933c" fo:background-color="#1f1f1f"/>
    </style:style>
    <style:style style:name="P34" style:family="paragraph" style:parent-style-name="Standard">
      <style:paragraph-properties fo:margin-left="0cm" fo:margin-right="0cm" fo:line-height="1cm" fo:text-indent="0cm" style:auto-text-indent="false"/>
      <style:text-properties fo:color="#cccccc" loext:opacity="100%" fo:background-color="#1f1f1f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fo:background-color="#1f1f1f"/>
    </style:style>
    <style:style style:name="P36" style:family="paragraph" style:parent-style-name="Standard">
      <style:paragraph-properties fo:line-height="100%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9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40" style:family="paragraph" style:parent-style-name="Standard">
      <style:paragraph-properties fo:margin-lef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rsid="001f47f7" officeooo:paragraph-rsid="001f47f7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97117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style:font-name="Times New Roman"/>
    </style:style>
    <style:style style:name="T14" style:family="text">
      <style:text-properties fo:font-weight="bold" officeooo:rsid="001c933c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color="#569cd6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569cd6" loext:opacity="100%" style:font-name="Consolas" fo:font-size="10.5pt" fo:font-weight="normal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color="#9cdcfe" loext:opacity="100%" style:font-name="Consolas" fo:font-size="10.5pt" fo:font-weight="normal"/>
    </style:style>
    <style:style style:name="T23" style:family="text">
      <style:text-properties fo:color="#d4d4d4" loext:opacity="100%" style:font-name="Consolas" fo:font-size="10.5pt" fo:font-weight="normal"/>
    </style:style>
    <style:style style:name="T24" style:family="text">
      <style:text-properties fo:color="#4ec9b0" loext:opacity="100%" style:font-name="Consolas" fo:font-size="10.5pt" fo:font-weight="normal"/>
    </style:style>
    <style:style style:name="T25" style:family="text">
      <style:text-properties fo:color="#b5cea8" loext:opacity="100%" style:font-name="Consolas" fo:font-size="10.5pt" fo:font-weight="normal"/>
    </style:style>
    <style:style style:name="T26" style:family="text">
      <style:text-properties fo:color="#ce9178" loext:opacity="100%" style:font-name="Consolas" fo:font-size="10.5pt" fo:font-weight="normal"/>
    </style:style>
    <style:style style:name="T27" style:family="text">
      <style:text-properties fo:color="#6a9955" loext:opacity="100%" style:font-name="Consolas" fo:font-size="10.5pt" fo:font-weight="normal"/>
    </style:style>
    <style:style style:name="T28" style:family="text">
      <style:text-properties fo:color="#c586c0" loext:opacity="100%" style:font-name="Consolas" fo:font-size="10.5pt" fo:font-weight="normal"/>
    </style:style>
    <style:style style:name="T29" style:family="text">
      <style:text-properties fo:color="#d7ba7d" loext:opacity="100%" style:font-name="Consolas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c586c0" loext:opacity="100%"/>
    </style:style>
    <style:style style:name="T33" style:family="text">
      <style:text-properties fo:color="#d4d4d4" loext:opacity="100%"/>
    </style:style>
    <style:style style:name="T34" style:family="text">
      <style:text-properties fo:color="#ce9178" loext:opacity="100%"/>
    </style:style>
    <style:style style:name="T35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2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Машина Тьюринга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23" loext:marker-style-name="T4"/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>Санкт-Петербург 2024</text:p>
      <text:p text:style-name="P25"><text:soft-page-break/><text:line-break/><text:span text:style-name="T13"/></text:p>
      <text:p text:style-name="P26"><text:span text:style-name="T14">Цель работы: </text:span>Необходимо написать программу для машины Тьюринга, реализующую вычисление арифметической функции согласно выданному варианту задания. Должна быть составлена совокупность команд P. Для выполнения данного задания следует использовать приложение Algo2000. </text:p>
      <text:p text:style-name="P27">Основные сведения из теории </text:p>
      <text:p text:style-name="P28">Маши́на Тью́ринга (сокр. МТ) — абстрактный исполнитель (абстрактная вычислительная машина). Была предложена Аланом Тьюрингом в 1936 году для определения понятия алгоритма.</text:p>
      <text:p text:style-name="P28">Машина Тьюринга является расширением конечного автомата и, согласно тезису Чёрча — Тьюринга, способна имитировать всех исполнителей (с помощью задания правил перехода), каким-либо образом реализующих процесс пошагового вычисления, в котором каждый шаг вычисления достаточно элементарен.</text:p>
      <text:p text:style-name="P26"><text:s/><text:span text:style-name="T15">Постановка задачи</text:span> </text:p>
      <text:p text:style-name="P29">Задача по варианту: <text:span text:style-name="T16">Реализовать деление на 10 </text:span><text:span text:style-name="T12">(x /10)</text:span></text:p>
      <text:p text:style-name="P30"><text:s/><text:span text:style-name="T15">Совокупность команд для машины Тьюринга</text:span> </text:p>
      <text:p text:style-name="P30">q0 1 q1 1 &gt; </text:p>
      <text:p text:style-name="P30">q1 1 q2 1 &gt; </text:p>
      <text:p text:style-name="P30">q2 1 q3 1 &gt; </text:p>
      <text:p text:style-name="P30">q3 1 q4 1 &gt; </text:p>
      <text:p text:style-name="P30">q4 1 q5 1 &gt; </text:p>
      <text:p text:style-name="P30">q5 1 q6 1 &gt; </text:p>
      <text:p text:style-name="P30">q6 1 q7 1 &gt; </text:p>
      <text:p text:style-name="P30">q7 1 q8 1 &gt; </text:p>
      <text:p text:style-name="P30">q8 1 q9 1 &gt; </text:p>
      <text:p text:style-name="P30">q9 1 q0 * &gt;</text:p>
      <text:p text:style-name="P30">q0 . q15 _ &lt;</text:p>
      <text:p text:style-name="P30"><text:soft-page-break/>q1 . q15 _ &lt;</text:p>
      <text:p text:style-name="P30">q2 . q15 _ &lt;</text:p>
      <text:p text:style-name="P30">q3 . q15 _ &lt;</text:p>
      <text:p text:style-name="P30">q4 . q15 _ &lt;</text:p>
      <text:p text:style-name="P30">q5 . q15 _ &lt;</text:p>
      <text:p text:style-name="P30">q6 . q15 _ &lt;</text:p>
      <text:p text:style-name="P30">q7 . q15 _ &lt;</text:p>
      <text:p text:style-name="P30">q8 . q15 _ &lt;</text:p>
      <text:p text:style-name="P30">q9 . q15 _ &lt;</text:p>
      <text:p text:style-name="P30">q15 1 q15 _ &lt;</text:p>
      <text:p text:style-name="P30">q15 * q15 * &lt;</text:p>
      <text:p text:style-name="P30">q0 _ q0 _ &gt;</text:p>
      <text:p text:style-name="P30">q15 _ q00 _ &lt;</text:p>
      <text:p text:style-name="P31"><text:s/><text:span text:style-name="T15">Листинг программы на языке высокого уровня с комментариями</text:span> </text:p>
      <text:p text:style-name="P32"/>
      <text:p text:style-name="P33"><text:span text:style-name="T17">class</text:span> <text:span text:style-name="T18">TuringMachine</text:span>:</text:p>
      <text:p text:style-name="P34">    <text:span text:style-name="T19">def</text:span><text:span text:style-name="T20"> </text:span><text:span text:style-name="T21">__init__</text:span><text:span text:style-name="T20">(</text:span><text:span text:style-name="T22">self</text:span><text:span text:style-name="T20">, </text:span><text:span text:style-name="T22">tape</text:span><text:span text:style-name="T20">, </text:span><text:span text:style-name="T22">transitions</text:span><text:span text:style-name="T20">, </text:span><text:span text:style-name="T22">alphabet</text:span><text:span text:style-name="T20">):</text:span></text:p>
      <text:p text:style-name="P35">        <text:span text:style-name="T19">self</text:span><text:span text:style-name="T20">.tape </text:span><text:span text:style-name="T23">=</text:span><text:span text:style-name="T20"> </text:span><text:span text:style-name="T24">list</text:span><text:span text:style-name="T20">(tape)</text:span></text:p>
      <text:p text:style-name="P35">        <text:span text:style-name="T19">self</text:span><text:span text:style-name="T20">.head </text:span><text:span text:style-name="T23">=</text:span><text:span text:style-name="T20"> </text:span><text:span text:style-name="T25">0</text:span></text:p>
      <text:p text:style-name="P35">        <text:span text:style-name="T19">self</text:span><text:span text:style-name="T20">.state </text:span><text:span text:style-name="T23">=</text:span><text:span text:style-name="T20"> </text:span><text:span text:style-name="T26">'q0'</text:span><text:span text:style-name="T20">  </text:span><text:span text:style-name="T27"># Начальное состояние</text:span></text:p>
      <text:p text:style-name="P35">        <text:span text:style-name="T19">self</text:span><text:span text:style-name="T20">.transitions </text:span><text:span text:style-name="T23">=</text:span><text:span text:style-name="T20"> transitions</text:span></text:p>
      <text:p text:style-name="P35">        <text:span text:style-name="T19">self</text:span><text:span text:style-name="T20">.alphabet </text:span><text:span text:style-name="T23">=</text:span><text:span text:style-name="T20"> alphabet</text:span></text:p>
      <text:p text:style-name="P36"/>
      <text:p text:style-name="P35">    <text:span text:style-name="T19">def</text:span><text:span text:style-name="T20"> </text:span><text:span text:style-name="T21">step</text:span><text:span text:style-name="T20">(</text:span><text:span text:style-name="T22">self</text:span><text:span text:style-name="T20">):</text:span></text:p>
      <text:p text:style-name="P35">        </text:p>
      <text:p text:style-name="P35">        <text:span text:style-name="T20">current_symbol </text:span><text:span text:style-name="T23">=</text:span><text:span text:style-name="T20"> </text:span><text:span text:style-name="T19">self</text:span><text:span text:style-name="T20">.tape[</text:span><text:span text:style-name="T19">self</text:span><text:span text:style-name="T20">.head]</text:span></text:p>
      <text:p text:style-name="P35">        <text:span text:style-name="T20">command </text:span><text:span text:style-name="T23">=</text:span><text:span text:style-name="T20"> </text:span><text:span text:style-name="T19">self</text:span><text:span text:style-name="T20">.transitions.get((</text:span><text:span text:style-name="T19">self</text:span><text:span text:style-name="T20">.state, current_symbol))</text:span></text:p>
      <text:p text:style-name="P35">        </text:p>
      <text:p text:style-name="P35">        <text:span text:style-name="T28">if</text:span><text:span text:style-name="T20"> command </text:span><text:span text:style-name="T19">is</text:span><text:span text:style-name="T20"> </text:span><text:span text:style-name="T19">None</text:span><text:span text:style-name="T20">:</text:span></text:p>
      <text:p text:style-name="P35">            <text:span text:style-name="T28">raise</text:span><text:span text:style-name="T20"> </text:span><text:span text:style-name="T24">Exception</text:span><text:span text:style-name="T20">(</text:span><text:span text:style-name="T19">f</text:span><text:span text:style-name="T26">"Нет перехода для состояния </text:span><text:span text:style-name="T19">{self</text:span><text:span text:style-name="T20">.state</text:span><text:span text:style-name="T19">}</text:span><text:span text:style-name="T26"> и символа </text:span><text:span text:style-name="T19">{</text:span><text:span text:style-name="T20">current_symbol</text:span><text:span text:style-name="T19">}</text:span><text:span text:style-name="T26">"</text:span><text:span text:style-name="T20">)</text:span></text:p>
      <text:p text:style-name="P36"><text:soft-page-break/></text:p>
      <text:p text:style-name="P35">        <text:span text:style-name="T20">new_state, new_symbol, direction </text:span><text:span text:style-name="T23">=</text:span><text:span text:style-name="T20"> command</text:span></text:p>
      <text:p text:style-name="P35">        </text:p>
      <text:p text:style-name="P36"/>
      <text:p text:style-name="P35">        <text:span text:style-name="T19">self</text:span><text:span text:style-name="T20">.tape[</text:span><text:span text:style-name="T19">self</text:span><text:span text:style-name="T20">.head] </text:span><text:span text:style-name="T23">=</text:span><text:span text:style-name="T20"> new_symbol</text:span></text:p>
      <text:p text:style-name="P35">        <text:span text:style-name="T19">self</text:span><text:span text:style-name="T20">.state </text:span><text:span text:style-name="T23">=</text:span><text:span text:style-name="T20"> new_state</text:span></text:p>
      <text:p text:style-name="P35">        <text:span text:style-name="T28">if</text:span><text:span text:style-name="T20"> new_state </text:span><text:span text:style-name="T23">==</text:span><text:span text:style-name="T20"> </text:span><text:span text:style-name="T26">'q00'</text:span><text:span text:style-name="T20">:</text:span></text:p>
      <text:p text:style-name="P35">            <text:span text:style-name="T28">raise</text:span><text:span text:style-name="T20"> </text:span><text:span text:style-name="T24">Exception</text:span><text:span text:style-name="T20">(</text:span><text:span text:style-name="T19">f</text:span><text:span text:style-name="T26">"Завершение программы"</text:span><text:span text:style-name="T20">)</text:span></text:p>
      <text:p text:style-name="P35">        </text:p>
      <text:p text:style-name="P36"/>
      <text:p text:style-name="P35">        <text:span text:style-name="T28">if</text:span><text:span text:style-name="T20"> direction </text:span><text:span text:style-name="T23">==</text:span><text:span text:style-name="T20"> </text:span><text:span text:style-name="T26">'&gt;'</text:span><text:span text:style-name="T20">:</text:span></text:p>
      <text:p text:style-name="P35">            <text:span text:style-name="T19">self</text:span><text:span text:style-name="T20">.head </text:span><text:span text:style-name="T23">+=</text:span><text:span text:style-name="T20"> </text:span><text:span text:style-name="T25">1</text:span></text:p>
      <text:p text:style-name="P35">        <text:span text:style-name="T28">elif</text:span><text:span text:style-name="T20"> direction </text:span><text:span text:style-name="T23">==</text:span><text:span text:style-name="T20"> </text:span><text:span text:style-name="T26">'&lt;'</text:span><text:span text:style-name="T20">:</text:span></text:p>
      <text:p text:style-name="P35">            <text:span text:style-name="T19">self</text:span><text:span text:style-name="T20">.head </text:span><text:span text:style-name="T23">-=</text:span><text:span text:style-name="T20"> </text:span><text:span text:style-name="T25">1</text:span></text:p>
      <text:p text:style-name="P36"/>
      <text:p text:style-name="P35">        <text:span text:style-name="T27"># Проверка выхода за границы ленты</text:span></text:p>
      <text:p text:style-name="P35">        <text:span text:style-name="T28">if</text:span><text:span text:style-name="T20"> </text:span><text:span text:style-name="T19">self</text:span><text:span text:style-name="T20">.head </text:span><text:span text:style-name="T23">&lt;</text:span><text:span text:style-name="T20"> </text:span><text:span text:style-name="T25">0</text:span><text:span text:style-name="T20"> </text:span><text:span text:style-name="T19">or</text:span><text:span text:style-name="T20"> </text:span><text:span text:style-name="T19">self</text:span><text:span text:style-name="T20">.head </text:span><text:span text:style-name="T23">&gt;=</text:span><text:span text:style-name="T20"> </text:span><text:span text:style-name="T21">len</text:span><text:span text:style-name="T20">(</text:span><text:span text:style-name="T19">self</text:span><text:span text:style-name="T20">.tape):</text:span></text:p>
      <text:p text:style-name="P35">            <text:span text:style-name="T28">raise</text:span><text:span text:style-name="T20"> </text:span><text:span text:style-name="T24">Exception</text:span><text:span text:style-name="T20">(</text:span><text:span text:style-name="T26">"Головка вышла за границы ленты"</text:span><text:span text:style-name="T20">)</text:span></text:p>
      <text:p text:style-name="P36"/>
      <text:p text:style-name="P35">    <text:span text:style-name="T19">def</text:span><text:span text:style-name="T20"> </text:span><text:span text:style-name="T21">run</text:span><text:span text:style-name="T20">(</text:span><text:span text:style-name="T22">self</text:span><text:span text:style-name="T20">, </text:span><text:span text:style-name="T22">output_file</text:span><text:span text:style-name="T20">):</text:span></text:p>
      <text:p text:style-name="P35">        <text:span text:style-name="T28">with</text:span><text:span text:style-name="T20"> </text:span><text:span text:style-name="T21">open</text:span><text:span text:style-name="T20">(output_file, </text:span><text:span text:style-name="T26">'w'</text:span><text:span text:style-name="T20">, </text:span><text:span text:style-name="T22">encoding</text:span><text:span text:style-name="T23">=</text:span><text:span text:style-name="T26">'utf-8'</text:span><text:span text:style-name="T20">) </text:span><text:span text:style-name="T28">as</text:span><text:span text:style-name="T20"> f:</text:span></text:p>
      <text:p text:style-name="P35">            <text:span text:style-name="T28">while</text:span><text:span text:style-name="T20"> </text:span><text:span text:style-name="T19">True</text:span><text:span text:style-name="T20">:</text:span></text:p>
      <text:p text:style-name="P35">                <text:span text:style-name="T27"># Запись состояния перед выполнением команды</text:span></text:p>
      <text:p text:style-name="P35">                <text:span text:style-name="T20">f.write(</text:span><text:span text:style-name="T26">''</text:span><text:span text:style-name="T20">.join(</text:span><text:span text:style-name="T19">self</text:span><text:span text:style-name="T20">.tape) </text:span><text:span text:style-name="T23">+</text:span><text:span text:style-name="T20"> </text:span><text:span text:style-name="T26">' =</text:span><text:span text:style-name="T29">\n</text:span><text:span text:style-name="T26">'</text:span><text:span text:style-name="T20">)</text:span></text:p>
      <text:p text:style-name="P35">                <text:span text:style-name="T20">f.write(</text:span><text:span text:style-name="T26">' '</text:span><text:span text:style-name="T20"> </text:span><text:span text:style-name="T23">*</text:span><text:span text:style-name="T20"> </text:span><text:span text:style-name="T19">self</text:span><text:span text:style-name="T20">.head </text:span><text:span text:style-name="T23">+</text:span><text:span text:style-name="T26">'^'</text:span><text:span text:style-name="T20"> </text:span><text:span text:style-name="T23">+</text:span><text:span text:style-name="T20"> </text:span><text:span text:style-name="T26">'</text:span><text:span text:style-name="T29">\n</text:span><text:span text:style-name="T26">'</text:span><text:span text:style-name="T20">)</text:span></text:p>
      <text:p text:style-name="P35">                <text:span text:style-name="T20">f.write(</text:span><text:span text:style-name="T19">f</text:span><text:span text:style-name="T26">"</text:span><text:span text:style-name="T19">{self</text:span><text:span text:style-name="T20">.state</text:span><text:span text:style-name="T19">}</text:span><text:span text:style-name="T26"> -&gt; </text:span><text:span text:style-name="T19">{self</text:span><text:span text:style-name="T20">.transitions.get((</text:span><text:span text:style-name="T19">self</text:span><text:span text:style-name="T20">.state, </text:span><text:span text:style-name="T19">self</text:span><text:span text:style-name="T20">.tape[</text:span><text:span text:style-name="T19">self</text:span><text:span text:style-name="T20">.head]), </text:span><text:span text:style-name="T26">'Нет команды'</text:span><text:span text:style-name="T20">)</text:span><text:span text:style-name="T19">}</text:span><text:span text:style-name="T26"> </text:span><text:span text:style-name="T29">\n</text:span><text:span text:style-name="T26">"</text:span><text:span text:style-name="T20">)</text:span></text:p>
      <text:p text:style-name="P36"/>
      <text:p text:style-name="P35">                <text:span text:style-name="T28">try</text:span><text:span text:style-name="T20">:</text:span></text:p>
      <text:p text:style-name="P35">                    <text:span text:style-name="T19">self</text:span><text:span text:style-name="T20">.step()</text:span></text:p>
      <text:p text:style-name="P35">                <text:span text:style-name="T28">except</text:span><text:span text:style-name="T20"> </text:span><text:span text:style-name="T24">Exception</text:span><text:span text:style-name="T20"> </text:span><text:span text:style-name="T28">as</text:span><text:span text:style-name="T20"> e:</text:span></text:p>
      <text:p text:style-name="P35">                    <text:span text:style-name="T20">f.write(</text:span><text:span text:style-name="T19">f</text:span><text:span text:style-name="T26">"</text:span><text:span text:style-name="T19">{</text:span><text:span text:style-name="T20">e</text:span><text:span text:style-name="T19">}</text:span><text:span text:style-name="T29">\n</text:span><text:span text:style-name="T26">"</text:span><text:span text:style-name="T20">)</text:span></text:p>
      <text:p text:style-name="P35">                    <text:span text:style-name="T28">break</text:span></text:p>
      <text:p text:style-name="P36"/>
      <text:p text:style-name="P37"><text:span text:style-name="T17">def</text:span> <text:span text:style-name="T30">read_file</text:span>(<text:span text:style-name="T31">filename</text:span>):</text:p>
      <text:p text:style-name="P35">    <text:span text:style-name="T28">with</text:span><text:span text:style-name="T20"> </text:span><text:span text:style-name="T21">open</text:span><text:span text:style-name="T20">(filename, </text:span><text:span text:style-name="T26">'r'</text:span><text:span text:style-name="T20">) </text:span><text:span text:style-name="T28">as</text:span><text:span text:style-name="T20"> f:</text:span></text:p>
      <text:p text:style-name="P35">        <text:span text:style-name="T28">return</text:span><text:span text:style-name="T20"> f.read().strip()</text:span></text:p>
      <text:p text:style-name="P36"/>
      <text:p text:style-name="P37"><text:span text:style-name="T17">def</text:span> <text:span text:style-name="T30">read_transitions</text:span>(<text:span text:style-name="T31">filename</text:span>):</text:p>
      <text:p text:style-name="P35">    <text:span text:style-name="T20">transitions </text:span><text:span text:style-name="T23">=</text:span><text:span text:style-name="T20"> {}</text:span></text:p>
      <text:p text:style-name="P35">    <text:span text:style-name="T28">with</text:span><text:span text:style-name="T20"> </text:span><text:span text:style-name="T21">open</text:span><text:span text:style-name="T20">(filename, </text:span><text:span text:style-name="T26">'r'</text:span><text:span text:style-name="T20">) </text:span><text:span text:style-name="T28">as</text:span><text:span text:style-name="T20"> f:</text:span></text:p>
      <text:p text:style-name="P35">        <text:span text:style-name="T28">for</text:span><text:span text:style-name="T20"> line </text:span><text:span text:style-name="T28">in</text:span><text:span text:style-name="T20"> f:</text:span></text:p>
      <text:p text:style-name="P35">            <text:span text:style-name="T20">state, symbol, new_state, new_symbol, direction </text:span><text:span text:style-name="T23">=</text:span><text:span text:style-name="T20"> line.strip().split()</text:span></text:p>
      <text:p text:style-name="P35">            <text:span text:style-name="T20">transitions[(state, symbol)] </text:span><text:span text:style-name="T23">=</text:span><text:span text:style-name="T20"> (new_state, new_symbol, direction)</text:span></text:p>
      <text:p text:style-name="P35">    <text:span text:style-name="T28">return</text:span><text:span text:style-name="T20"> transitions</text:span></text:p>
      <text:p text:style-name="P36"/>
      <text:p text:style-name="P37"><text:span text:style-name="T17">def</text:span> <text:span text:style-name="T30">main</text:span>():</text:p>
      <text:p text:style-name="P35">    <text:span text:style-name="T20">tape </text:span><text:span text:style-name="T23">=</text:span><text:span text:style-name="T20"> read_file(</text:span><text:span text:style-name="T26">'tape.txt'</text:span><text:span text:style-name="T20">)</text:span></text:p>
      <text:p text:style-name="P35">    <text:span text:style-name="T20">alphabet </text:span><text:span text:style-name="T23">=</text:span><text:span text:style-name="T20"> read_file(</text:span><text:span text:style-name="T26">'alphabet.txt'</text:span><text:span text:style-name="T20">).split()</text:span></text:p>
      <text:p text:style-name="P35">    <text:span text:style-name="T20">transitions </text:span><text:span text:style-name="T23">=</text:span><text:span text:style-name="T20"> read_transitions(</text:span><text:span text:style-name="T26">'transitions.txt'</text:span><text:span text:style-name="T20">)</text:span></text:p>
      <text:p text:style-name="P36"/>
      <text:p text:style-name="P35">    <text:span text:style-name="T27"># Проверка алфавита</text:span></text:p>
      <text:p text:style-name="P35"><text:soft-page-break/>    <text:span text:style-name="T28">for</text:span><text:span text:style-name="T20"> symbol </text:span><text:span text:style-name="T28">in</text:span><text:span text:style-name="T20"> tape:</text:span></text:p>
      <text:p text:style-name="P35">        <text:span text:style-name="T28">if</text:span><text:span text:style-name="T20"> symbol </text:span><text:span text:style-name="T19">not</text:span><text:span text:style-name="T20"> </text:span><text:span text:style-name="T19">in</text:span><text:span text:style-name="T20"> alphabet:</text:span></text:p>
      <text:p text:style-name="P35">            <text:span text:style-name="T28">raise</text:span><text:span text:style-name="T20"> </text:span><text:span text:style-name="T24">Exception</text:span><text:span text:style-name="T20">(</text:span><text:span text:style-name="T19">f</text:span><text:span text:style-name="T26">"Символ '</text:span><text:span text:style-name="T19">{</text:span><text:span text:style-name="T20">symbol</text:span><text:span text:style-name="T19">}</text:span><text:span text:style-name="T26">' не в алфавите"</text:span><text:span text:style-name="T20">)</text:span></text:p>
      <text:p text:style-name="P36"/>
      <text:p text:style-name="P35">    <text:span text:style-name="T20">tm </text:span><text:span text:style-name="T23">=</text:span><text:span text:style-name="T20"> TuringMachine(tape, transitions, alphabet)</text:span></text:p>
      <text:p text:style-name="P35">    <text:span text:style-name="T20">tm.run(</text:span><text:span text:style-name="T26">'output.txt'</text:span><text:span text:style-name="T20">)</text:span></text:p>
      <text:p text:style-name="P36"/>
      <text:p text:style-name="P37"><text:span text:style-name="T32">if</text:span> <text:span text:style-name="T31">__name__</text:span> <text:span text:style-name="T33">==</text:span> <text:span text:style-name="T34">"__main__"</text:span>:</text:p>
      <text:p text:style-name="P35">    <text:span text:style-name="T20">main()</text:span></text:p>
      <text:p text:style-name="P38"/>
      <text:p text:style-name="P32"/>
      <text:p text:style-name="P32"><text:s/><text:span text:style-name="T35">Пример результата выполнения</text:span><text:span text:style-name="T13"> </text:span></text:p>
      <text:p text:style-name="P39">_111111111111111111111. =</text:p>
      <text:p text:style-name="P39">^</text:p>
      <text:p text:style-name="P39">q0 -&gt; ('q0', '_', '&gt;') </text:p>
      <text:p text:style-name="P39">_111111111111111111111. =</text:p>
      <text:p text:style-name="P39"><text:s/>^</text:p>
      <text:p text:style-name="P39">q0 -&gt; ('q1', '1', '&gt;') </text:p>
      <text:p text:style-name="P39">_111111111111111111111. =</text:p>
      <text:p text:style-name="P39"><text:s text:c="2"/>^</text:p>
      <text:p text:style-name="P39">q1 -&gt; ('q2', '1', '&gt;') </text:p>
      <text:p text:style-name="P39">_111111111111111111111. =</text:p>
      <text:p text:style-name="P39"><text:s text:c="3"/>^</text:p>
      <text:p text:style-name="P39">q2 -&gt; ('q3', '1', '&gt;') </text:p>
      <text:p text:style-name="P39">_111111111111111111111. =</text:p>
      <text:p text:style-name="P39"><text:s text:c="4"/>^</text:p>
      <text:p text:style-name="P39">q3 -&gt; ('q4', '1', '&gt;') </text:p>
      <text:p text:style-name="P39">_111111111111111111111. =</text:p>
      <text:p text:style-name="P39"><text:s text:c="5"/>^</text:p>
      <text:p text:style-name="P39">q4 -&gt; ('q5', '1', '&gt;') </text:p>
      <text:p text:style-name="P39">_111111111111111111111. =</text:p>
      <text:p text:style-name="P39"><text:s text:c="6"/>^</text:p>
      <text:p text:style-name="P39">q5 -&gt; ('q6', '1', '&gt;') </text:p>
      <text:p text:style-name="P39">_111111111111111111111. =</text:p>
      <text:p text:style-name="P39"><text:s text:c="7"/>^</text:p>
      <text:p text:style-name="P39">q6 -&gt; ('q7', '1', '&gt;') </text:p>
      <text:p text:style-name="P39">_111111111111111111111. =</text:p>
      <text:p text:style-name="P39"><text:s text:c="8"/>^</text:p>
      <text:p text:style-name="P39">q7 -&gt; ('q8', '1', '&gt;') </text:p>
      <text:p text:style-name="P39">_111111111111111111111. =</text:p>
      <text:p text:style-name="P39"><text:s text:c="9"/>^</text:p>
      <text:p text:style-name="P39">q8 -&gt; ('q9', '1', '&gt;') </text:p>
      <text:p text:style-name="P39">_111111111111111111111. =</text:p>
      <text:p text:style-name="P39"><text:s text:c="10"/>^</text:p>
      <text:p text:style-name="P39">q9 -&gt; ('q0', '*', '&gt;') </text:p>
      <text:p text:style-name="P39">_111111111*11111111111. =</text:p>
      <text:p text:style-name="P39"><text:s text:c="11"/>^</text:p>
      <text:p text:style-name="P39">q0 -&gt; ('q1', '1', '&gt;') </text:p>
      <text:p text:style-name="P39">_111111111*11111111111. =</text:p>
      <text:p text:style-name="P39"><text:s text:c="12"/>^</text:p>
      <text:p text:style-name="P39"><text:soft-page-break/>q1 -&gt; ('q2', '1', '&gt;') </text:p>
      <text:p text:style-name="P39">_111111111*11111111111. =</text:p>
      <text:p text:style-name="P39"><text:s text:c="13"/>^</text:p>
      <text:p text:style-name="P39">q2 -&gt; ('q3', '1', '&gt;') </text:p>
      <text:p text:style-name="P39">_111111111*11111111111. =</text:p>
      <text:p text:style-name="P39"><text:s text:c="14"/>^</text:p>
      <text:p text:style-name="P39">q3 -&gt; ('q4', '1', '&gt;') </text:p>
      <text:p text:style-name="P39">_111111111*11111111111. =</text:p>
      <text:p text:style-name="P39"><text:s text:c="15"/>^</text:p>
      <text:p text:style-name="P39">q4 -&gt; ('q5', '1', '&gt;') </text:p>
      <text:p text:style-name="P39">_111111111*11111111111. =</text:p>
      <text:p text:style-name="P39"><text:s text:c="16"/>^</text:p>
      <text:p text:style-name="P39">q5 -&gt; ('q6', '1', '&gt;') </text:p>
      <text:p text:style-name="P39">_111111111*11111111111. =</text:p>
      <text:p text:style-name="P39"><text:s text:c="17"/>^</text:p>
      <text:p text:style-name="P39">q6 -&gt; ('q7', '1', '&gt;') </text:p>
      <text:p text:style-name="P39">_111111111*11111111111. =</text:p>
      <text:p text:style-name="P39"><text:s text:c="18"/>^</text:p>
      <text:p text:style-name="P39">q7 -&gt; ('q8', '1', '&gt;') </text:p>
      <text:p text:style-name="P39">_111111111*11111111111. =</text:p>
      <text:p text:style-name="P39"><text:s text:c="19"/>^</text:p>
      <text:p text:style-name="P39">q8 -&gt; ('q9', '1', '&gt;') </text:p>
      <text:p text:style-name="P39">_111111111*11111111111. =</text:p>
      <text:p text:style-name="P39"><text:s text:c="20"/>^</text:p>
      <text:p text:style-name="P39">q9 -&gt; ('q0', '*', '&gt;') </text:p>
      <text:p text:style-name="P39">_111111111*111111111*1. =</text:p>
      <text:p text:style-name="P39"><text:s text:c="21"/>^</text:p>
      <text:p text:style-name="P39">q0 -&gt; ('q1', '1', '&gt;') </text:p>
      <text:p text:style-name="P39">_111111111*111111111*1. =</text:p>
      <text:p text:style-name="P39"><text:s text:c="22"/>^</text:p>
      <text:p text:style-name="P39">q1 -&gt; ('q15', '_', '&lt;') </text:p>
      <text:p text:style-name="P39">_111111111*111111111*1_ =</text:p>
      <text:p text:style-name="P39"><text:s text:c="21"/>^</text:p>
      <text:p text:style-name="P39">q15 -&gt; ('q15', '_', '&lt;') </text:p>
      <text:p text:style-name="P39">_111111111*111111111*__ =</text:p>
      <text:p text:style-name="P39"><text:s text:c="20"/>^</text:p>
      <text:p text:style-name="P39">q15 -&gt; ('q15', '*', '&lt;') </text:p>
      <text:p text:style-name="P39">_111111111*111111111*__ =</text:p>
      <text:p text:style-name="P39"><text:s text:c="19"/>^</text:p>
      <text:p text:style-name="P39">q15 -&gt; ('q15', '_', '&lt;') </text:p>
      <text:p text:style-name="P39">_111111111*11111111_*__ =</text:p>
      <text:p text:style-name="P39"><text:s text:c="18"/>^</text:p>
      <text:p text:style-name="P39">q15 -&gt; ('q15', '_', '&lt;') </text:p>
      <text:p text:style-name="P39">_111111111*1111111__*__ =</text:p>
      <text:p text:style-name="P39"><text:s text:c="17"/>^</text:p>
      <text:p text:style-name="P39">q15 -&gt; ('q15', '_', '&lt;') </text:p>
      <text:p text:style-name="P39">_111111111*111111___*__ =</text:p>
      <text:p text:style-name="P39"><text:s text:c="16"/>^</text:p>
      <text:p text:style-name="P39">q15 -&gt; ('q15', '_', '&lt;') </text:p>
      <text:p text:style-name="P39">_111111111*11111____*__ =</text:p>
      <text:p text:style-name="P39"><text:s text:c="15"/>^</text:p>
      <text:p text:style-name="P39">q15 -&gt; ('q15', '_', '&lt;') </text:p>
      <text:p text:style-name="P39"><text:soft-page-break/>_111111111*1111_____*__ =</text:p>
      <text:p text:style-name="P39"><text:s text:c="14"/>^</text:p>
      <text:p text:style-name="P39">q15 -&gt; ('q15', '_', '&lt;') </text:p>
      <text:p text:style-name="P39">_111111111*111______*__ =</text:p>
      <text:p text:style-name="P39"><text:s text:c="13"/>^</text:p>
      <text:p text:style-name="P39">q15 -&gt; ('q15', '_', '&lt;') </text:p>
      <text:p text:style-name="P39">_111111111*11_______*__ =</text:p>
      <text:p text:style-name="P39"><text:s text:c="12"/>^</text:p>
      <text:p text:style-name="P39">q15 -&gt; ('q15', '_', '&lt;') </text:p>
      <text:p text:style-name="P39">_111111111*1________*__ =</text:p>
      <text:p text:style-name="P39"><text:s text:c="11"/>^</text:p>
      <text:p text:style-name="P39">q15 -&gt; ('q15', '_', '&lt;') </text:p>
      <text:p text:style-name="P39">_111111111*_________*__ =</text:p>
      <text:p text:style-name="P39"><text:s text:c="10"/>^</text:p>
      <text:p text:style-name="P39">q15 -&gt; ('q15', '*', '&lt;') </text:p>
      <text:p text:style-name="P39">_111111111*_________*__ =</text:p>
      <text:p text:style-name="P39"><text:s text:c="9"/>^</text:p>
      <text:p text:style-name="P39">q15 -&gt; ('q15', '_', '&lt;') </text:p>
      <text:p text:style-name="P39">_11111111_*_________*__ =</text:p>
      <text:p text:style-name="P39"><text:s text:c="8"/>^</text:p>
      <text:p text:style-name="P39">q15 -&gt; ('q15', '_', '&lt;') </text:p>
      <text:p text:style-name="P39">_1111111__*_________*__ =</text:p>
      <text:p text:style-name="P39"><text:s text:c="7"/>^</text:p>
      <text:p text:style-name="P39">q15 -&gt; ('q15', '_', '&lt;') </text:p>
      <text:p text:style-name="P39">_111111___*_________*__ =</text:p>
      <text:p text:style-name="P39"><text:s text:c="6"/>^</text:p>
      <text:p text:style-name="P39">q15 -&gt; ('q15', '_', '&lt;') </text:p>
      <text:p text:style-name="P39">_11111____*_________*__ =</text:p>
      <text:p text:style-name="P39"><text:s text:c="5"/>^</text:p>
      <text:p text:style-name="P39">q15 -&gt; ('q15', '_', '&lt;') </text:p>
      <text:p text:style-name="P39">_1111_____*_________*__ =</text:p>
      <text:p text:style-name="P39"><text:s text:c="4"/>^</text:p>
      <text:p text:style-name="P39">q15 -&gt; ('q15', '_', '&lt;') </text:p>
      <text:p text:style-name="P39">_111______*_________*__ =</text:p>
      <text:p text:style-name="P39"><text:s text:c="3"/>^</text:p>
      <text:p text:style-name="P39">q15 -&gt; ('q15', '_', '&lt;') </text:p>
      <text:p text:style-name="P39">_11_______*_________*__ =</text:p>
      <text:p text:style-name="P39"><text:s text:c="2"/>^</text:p>
      <text:p text:style-name="P39">q15 -&gt; ('q15', '_', '&lt;') </text:p>
      <text:p text:style-name="P39">_1________*_________*__ =</text:p>
      <text:p text:style-name="P39"><text:s/>^</text:p>
      <text:p text:style-name="P39">q15 -&gt; ('q15', '_', '&lt;') </text:p>
      <text:p text:style-name="P39">__________*_________*__ =</text:p>
      <text:p text:style-name="P39">^</text:p>
      <text:p text:style-name="P39">q15 -&gt; ('q00', '_', '&lt;') </text:p>
      <text:p text:style-name="P39">Завершение программы</text:p>
      <text:p text:style-name="P39"/>
      <text:p text:style-name="P31"><text:s/><text:span text:style-name="T15">Вывод</text:span> </text:p>
      <text:p text:style-name="P40">Реализована программа для выполнения деления на 10 на Машине Тьюринга на<text:span text:style-name="T12"> Python3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8:33:31.773000000</meta:creation-date>
    <dc:date>2024-11-14T18:43:04.571000000</dc:date>
    <meta:editing-duration>PT9M30S</meta:editing-duration>
    <meta:editing-cycles>7</meta:editing-cycles>
    <meta:generator>LibreOffice/24.8.0.3$Windows_X86_64 LibreOffice_project/0bdf1299c94fe897b119f97f3c613e9dca6be583</meta:generator>
    <meta:document-statistic meta:table-count="3" meta:image-count="0" meta:object-count="0" meta:page-count="7" meta:paragraph-count="256" meta:word-count="894" meta:character-count="6962" meta:non-whitespace-character-count="5246"/>
  </office:meta>
</office:document-meta>
</file>